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margin-bottom="0in" fo:line-height="100%"/>
    </style:style>
    <style:style style:name="T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3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4" style:parent-style-name="Standard" style:family="paragraph">
      <style:paragraph-properties fo:margin-bottom="0in" fo:line-height="100%"/>
    </style:style>
    <style:style style:name="T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6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7" style:parent-style-name="Standard" style:family="paragraph">
      <style:paragraph-properties fo:margin-bottom="0in" fo:line-height="100%"/>
    </style:style>
    <style:style style:name="T8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11" style:parent-style-name="Standard" style:family="paragraph">
      <style:paragraph-properties fo:margin-bottom="0in" fo:line-height="100%"/>
    </style:style>
    <style:style style:name="T12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13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1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5" style:parent-style-name="Standard" style:family="paragraph">
      <style:paragraph-properties fo:margin-bottom="0in" fo:line-height="100%"/>
    </style:style>
    <style:style style:name="T1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18" style:parent-style-name="Standard" style:family="paragraph">
      <style:paragraph-properties fo:margin-bottom="0in" fo:line-height="100%"/>
    </style:style>
    <style:style style:name="T19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21" style:parent-style-name="Standard" style:family="paragraph">
      <style:paragraph-properties fo:margin-bottom="0in" fo:line-height="100%"/>
    </style:style>
    <style:style style:name="T2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23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2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25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28" style:parent-style-name="Standard" style:family="paragraph">
      <style:paragraph-properties fo:margin-bottom="0in" fo:line-height="100%"/>
    </style:style>
    <style:style style:name="T2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30" style:parent-style-name="Standard" style:family="paragraph">
      <style:paragraph-properties fo:margin-bottom="0in" fo:line-height="100%"/>
    </style:style>
    <style:style style:name="T31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3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T3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T3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T35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36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37" style:parent-style-name="Standard" style:family="paragraph">
      <style:paragraph-properties fo:margin-bottom="0in" fo:line-height="100%"/>
    </style:style>
    <style:style style:name="T38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39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40" style:parent-style-name="Standard" style:family="paragraph">
      <style:paragraph-properties fo:margin-bottom="0in" fo:line-height="100%"/>
    </style:style>
    <style:style style:name="T41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42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43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4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45" style:parent-style-name="Standard" style:family="paragraph">
      <style:paragraph-properties fo:margin-bottom="0in" fo:line-height="100%"/>
    </style:style>
    <style:style style:name="T4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4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48" style:parent-style-name="Standard" style:family="paragraph">
      <style:paragraph-properties fo:margin-bottom="0in" fo:line-height="100%"/>
    </style:style>
    <style:style style:name="T49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50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51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52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53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54" style:parent-style-name="Standard" style:family="paragraph">
      <style:paragraph-properties fo:margin-bottom="0in" fo:line-height="100%"/>
    </style:style>
    <style:style style:name="T55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56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5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58" style:parent-style-name="Standard" style:family="paragraph">
      <style:paragraph-properties fo:margin-bottom="0in" fo:line-height="100%"/>
    </style:style>
    <style:style style:name="T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6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61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62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63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64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6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6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67" style:parent-style-name="Standard" style:family="paragraph">
      <style:paragraph-properties fo:margin-bottom="0in" fo:line-height="100%"/>
    </style:style>
    <style:style style:name="T6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6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7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7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72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73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74" style:parent-style-name="Standard" style:family="paragraph">
      <style:paragraph-properties fo:margin-bottom="0in" fo:line-height="100%"/>
      <style:text-properties style:font-name="Arial" style:font-name-asian="Times New Roman" style:font-name-complex="Arial" style:font-weight-complex="bold" fo:color="#000000" fo:font-size="14pt" style:font-size-asian="14pt" style:font-size-complex="14pt" style:language-asian="pt" style:country-asian="BR"/>
    </style:style>
    <style:style style:name="P75" style:parent-style-name="Standard" style:family="paragraph">
      <style:paragraph-properties fo:margin-bottom="0in" fo:line-height="100%"/>
    </style:style>
    <style:style style:name="P76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77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78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7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8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8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8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8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8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8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88" style:parent-style-name="Standard" style:family="paragraph">
      <style:paragraph-properties fo:margin-bottom="0in" fo:line-height="100%"/>
    </style:style>
    <style:style style:name="T8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90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9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99" style:parent-style-name="Standard" style:family="paragraph">
      <style:paragraph-properties fo:margin-bottom="0in" fo:line-height="100%"/>
    </style:style>
    <style:style style:name="T10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0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0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0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0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0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06" style:parent-style-name="Standard" style:family="paragraph">
      <style:paragraph-properties fo:margin-bottom="0in" fo:line-height="100%"/>
    </style:style>
    <style:style style:name="T10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0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0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4" style:parent-style-name="Standard" style:family="paragraph">
      <style:paragraph-properties fo:margin-bottom="0in" fo:line-height="100%"/>
    </style:style>
    <style:style style:name="T11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1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1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2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21" style:parent-style-name="Standard" style:family="paragraph">
      <style:paragraph-properties fo:margin-bottom="0in" fo:line-height="100%"/>
    </style:style>
    <style:style style:name="T12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2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2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2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2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2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28" style:parent-style-name="Standard" style:family="paragraph">
      <style:paragraph-properties fo:margin-bottom="0in" fo:line-height="100%"/>
    </style:style>
    <style:style style:name="T129" style:parent-style-name="Fonteparág.padrão" style:family="text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T13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3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3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33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34" style:parent-style-name="Standard" style:family="paragraph">
      <style:paragraph-properties fo:margin-bottom="0in" fo:line-height="100%"/>
    </style:style>
    <style:style style:name="T13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36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37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38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39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40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41" style:parent-style-name="Standard" style:family="paragraph">
      <style:paragraph-properties fo:margin-bottom="0in" fo:line-height="100%"/>
    </style:style>
    <style:style style:name="T14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4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44" style:parent-style-name="Standard" style:family="paragraph"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4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46" style:parent-style-name="Standard" style:family="paragraph">
      <style:paragraph-properties fo:margin-bottom="0in" fo:line-height="100%"/>
    </style:style>
    <style:style style:name="T14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4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4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5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51" style:parent-style-name="Standard" style:family="paragraph">
      <style:paragraph-properties fo:margin-bottom="0in" fo:line-height="100%"/>
    </style:style>
    <style:style style:name="T15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5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5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55" style:parent-style-name="Standard" style:family="paragraph">
      <style:paragraph-properties fo:margin-bottom="0in" fo:line-height="100%"/>
    </style:style>
    <style:style style:name="T15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5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5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5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1" style:parent-style-name="Standard" style:family="paragraph">
      <style:paragraph-properties fo:margin-bottom="0in" fo:line-height="100%"/>
    </style:style>
    <style:style style:name="T16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pt" style:country-asian="BR"/>
    </style:style>
    <style:style style:name="P16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6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pt" style:country-asian="BR"/>
    </style:style>
    <style:style style:name="P17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171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RESPIRE! RESPIRE! RESPIRE!</text:span></text:p>
      <text:p text:style-name="P3"/>
      <text:p text:style-name="P4"><text:span text:style-name="T5">[Slide 1]</text:span></text:p>
      <text:p text:style-name="P6"/>
      <text:p text:style-name="P7"><text:span text:style-name="T8">Ana: ???</text:span></text:p>
      <text:p text:style-name="P9"/>
      <text:p text:style-name="P10">Steven: Boa tarde! Meu nome é Steven, sou integrante do APOENA.<text:s/></text:p>
      <text:p text:style-name="P11"><text:span text:style-name="T12">O APOENA busca desenvolver pesquisas de diversas áreas da gestão das<text:s/></text:span><text:span text:style-name="T13">políticas culturais, principalmente relacionado à LAB.</text:span></text:p>
      <text:p text:style-name="P14"/>
      <text:p text:style-name="P15"><text:span text:style-name="T16">[Slide 2] e [Slide 3]</text:span></text:p>
      <text:p text:style-name="P17"/>
      <text:p text:style-name="P18"><text:span text:style-name="T19">Ana:</text:span></text:p>
      <text:p text:style-name="P20"/>
      <text:p text:style-name="P21"><text:span text:style-name="T22">[Slide 4]</text:span></text:p>
      <text:p text:style-name="P23">A primeira etapa foi relacionada com o processo de coleta de dados. A coleta de dados foi <text:s/>via<text:s/>Google News com a expressão Lei Aldir Blanc durante 82 semanas</text:p>
      <text:p text:style-name="P24"/>
      <text:p text:style-name="P25">Período: entre 25/02/2021 e 15/11/2022</text:p>
      <text:p text:style-name="P26"/>
      <text:p text:style-name="P27"/>
      <text:p text:style-name="P28"><text:span text:style-name="T29">[Slide 5]</text:span></text:p>
      <text:p text:style-name="P30"><text:span text:style-name="T31">Com isso, obtivemos um banco de dados de<text:s/></text:span><text:span text:style-name="T32">4</text:span><text:span text:style-name="T33">353</text:span><text:span text:style-name="T34"><text:s/>registros</text:span><text:span text:style-name="T35">.</text:span></text:p>
      <text:p text:style-name="P36"/>
      <text:p text:style-name="P37"><text:span text:style-name="T38">Após essa etapa, fizemos uma limpeza de dados. Chamo a atenção para duas etapas</text:span></text:p>
      <text:p text:style-name="P39"/>
      <text:p text:style-name="P40"><text:span text:style-name="T41">1 - Remover as homenagens ao compositor Aldir Blanc que não estavam relacionadas com a Lei Aldir<text:s/></text:span><text:span text:style-name="T42">Blanc. Isso é para deixar o banco de dados homogêneo (isso é, somente com postagens sobre a Lei). Um exemplo disso é a conta do tweet 'VascodaGama', que fez algumas homenagens ao vascaíno Aldir Blanc e não tratava da Lei.</text:span><text:span text:style-name="T43"><text:line-break/></text:span></text:p>
      <text:p text:style-name="P44"/>
      <text:soft-page-break/>
      <text:p text:style-name="P45"><text:span text:style-name="T46">[Slide 6]</text:span></text:p>
      <text:p text:style-name="P47"/>
      <text:p text:style-name="P48"><text:span text:style-name="T49">Em função disso, obtivemos, após a limpeza, um banco de dados com<text:s/></text:span><text:span text:style-name="T50">banco de dados com 2.626 matérias<text:s/></text:span><text:span text:style-name="T51">exclusiva<text:s/></text:span><text:span text:style-name="T52">na versão final.</text:span></text:p>
      <text:p text:style-name="P53"/>
      <text:p text:style-name="P54"><text:span text:style-name="T55">O mesmo<text:s/></text:span><text:span text:style-name="T56">procedimento foi realizado com o termo de busca “Lei Paulo Gustavo”.</text:span></text:p>
      <text:p text:style-name="P57"/>
      <text:p text:style-name="P58"><text:span text:style-name="T59">[Slide 9]</text:span></text:p>
      <text:p text:style-name="P60"/>
      <text:p text:style-name="P61">Estudamos a origem de cada artigo;</text:p>
      <text:p text:style-name="P62">Mídia Tradicional, Mídia Alternativa, Prefeituras, Governos Estaduais, Camará de deputados, Senado<text:s/></text:p>
      <text:p text:style-name="P63">Frequência do Eixo (esquerda/direita) de cada artigo</text:p>
      <text:p text:style-name="P64"><text:s text:c="4"/>CartaCapital,PT,PCdoB, Brasil 247,Mídia Ninja, Brasil de Fato, Le Monde Diplomatique Brasil,<text:s/>FORAM CLASSIFICADOS DE<text:s/>ESQUERDA</text:p>
      <text:p text:style-name="P65"><text:s text:c="4"/>O Antagonista, Valor Econômico, Jovem Pan, R7, ISTOÉ, Istoé Dinheiro, CNN Brasil, Estadão, VEJA, Veja Rio,<text:s/>FORAM CLASSIFICADOS DE<text:s/>DIREITA</text:p>
      <text:p text:style-name="P66"/>
      <text:p text:style-name="P67"><text:span text:style-name="T68">[Slide 10]</text:span></text:p>
      <text:p text:style-name="P69"/>
      <text:p text:style-name="P70">Depois contamos a quantidade de matérias por origens e por eixo</text:p>
      <text:p text:style-name="P71"/>
      <text:p text:style-name="P72">[Slide 12]</text:p>
      <text:p text:style-name="P73"/>
      <text:p text:style-name="P74">Aqui temos alguns exemplos de matérias sobre a LAB</text:p>
      <text:p text:style-name="P75"/>
      <text:p text:style-name="P76">[Slide 13]</text:p>
      <text:p text:style-name="P77"/>
      <text:p text:style-name="P78">Isso gera essas matérias. Só que essas matérias tem visões de mundo e linhas editoriais. Assim, vou mostrar,<text:s/><text:soft-page-break/>duas <text:s/>matérias positivas e duas negativas</text:p>
      <text:p text:style-name="P79"/>
      <text:p text:style-name="P80"/>
      <text:p text:style-name="P81">[Slide 18]</text:p>
      <text:p text:style-name="P82"/>
      <text:p text:style-name="P83">Aqui podemos ver a frequência das matérias que foram classificadas.</text:p>
      <text:p text:style-name="P84">Podemos ver o papel do Estado. Principalmente,l</text:p>
      <text:p text:style-name="P85">Tabela 2 – Matérias sobre a LAB</text:p>
      <text:p text:style-name="P86"/>
      <text:p text:style-name="P87"/>
      <text:p text:style-name="P88"><text:span text:style-name="T89">[Slide 22]</text:span></text:p>
      <text:p text:style-name="P90"/>
      <text:p text:style-name="P91">A ideia aqui é procurar termos (quase) exclusivos.</text:p>
      <text:p text:style-name="P92"/>
      <text:p text:style-name="P93">Podemos ver os termos</text:p>
      <text:p text:style-name="P94"/>
      <text:p text:style-name="P95">“Prorrogação”, “combustíveis”, “bingos”, e “cassinos”</text:p>
      <text:p text:style-name="P96"/>
      <text:p text:style-name="P97">Isso porque nesse ano teve uma PEC dos combustíveis na<text:s/>camará<text:s/>no mesmo período e a votação dos cassinos no mesmo dia da prorrogação. Esses termos não foram encontrados no Senado.</text:p>
      <text:p text:style-name="P98"/>
      <text:p text:style-name="P99"><text:span text:style-name="T100">[Slide 23]</text:span></text:p>
      <text:p text:style-name="P101"/>
      <text:p text:style-name="P102">Já os termos “mais exclusivos” das prefeituras são <text:s/>relacionados com os nomes das prefeituras, bem como as contrapartidas, divulgação dos resultados,<text:s/>e editais.</text:p>
      <text:p text:style-name="P103"/>
      <text:p text:style-name="P104">Além, disso, podemos perceber as palavras <text:s/>artistas e <text:s/>bairros ( o que indica a direção local das matérias)</text:p>
      <text:p text:style-name="P105"/>
      <text:p text:style-name="P106"><text:span text:style-name="T107">[Slide 24]</text:span></text:p>
      <text:p text:style-name="P108"/>
      <text:p text:style-name="P109">Quando observamos o nível estadual, podemos observar o destaque de divulgação da SECULT-CE.</text:p>
      <text:soft-page-break/>
      <text:p text:style-name="P110">Além disso, podemos ver termos relacionados a divulgação de editais também<text:s/></text:p>
      <text:p text:style-name="P111">“abre”, “etapas”, “inscrições”, “dúvidas”</text:p>
      <text:p text:style-name="P112"/>
      <text:p text:style-name="P113"/>
      <text:p text:style-name="P114"><text:span text:style-name="T115">[Slide 25]</text:span></text:p>
      <text:p text:style-name="P116"/>
      <text:p text:style-name="P117">Engraçado que a primeira referencia encontrada a trabalhador é na<text:s/>Empresa Brasil de Comunicação<text:s/>– EBC</text:p>
      <text:p text:style-name="P118"/>
      <text:p text:style-name="P119">A estudando o motivo de aparecer varginha aqui na EBC, percebi que o classificador da fundação FUNARTE acabou colocando uma matéria da fundação cultural de varginha em EBC ( isso será refeito)</text:p>
      <text:p text:style-name="P120"/>
      <text:p text:style-name="P121"><text:span text:style-name="T122">[Slide 26]</text:span></text:p>
      <text:p text:style-name="P123"/>
      <text:p text:style-name="P124">Aqui podemos ver o uso do termo “vitória” que não estão nos outros veículos.</text:p>
      <text:p text:style-name="P125">Acredito que seja “vitória da cultura”</text:p>
      <text:p text:style-name="P126">Migalhas é o nome de um jornal online.</text:p>
      <text:p text:style-name="P127"/>
      <text:p text:style-name="P128"><text:span text:style-name="T129"><text:s/></text:span><text:span text:style-name="T130">[Slide 27]</text:span></text:p>
      <text:p text:style-name="P131"/>
      <text:p text:style-name="P132">Aqui podemos ver os termos “exclusivos” da mídia tradicional</text:p>
      <text:p text:style-name="P133">Palavras<text:s/>que são<text:s/>mais usada pela Mídias Tradicional<text:s/>do que<text:s/>em<text:s/>outros<text:s/>veículos.<text:s/></text:p>
      <text:p text:style-name="P134"><text:span text:style-name="T135">[Um pouco de silêncio]</text:span></text:p>
      <text:p text:style-name="P136"/>
      <text:p text:style-name="P137">Chama a atenção o termo Bolsonaro<text:s/>e Mário Frias. É muito mais fácil esses termos aparecerem na mídia tradional do que nos outros grupos.</text:p>
      <text:soft-page-break/>
      <text:p text:style-name="P138">Alem disso, podemos ver os termos como “orçamento”, “bi” (de bilhões), “verba”.</text:p>
      <text:p text:style-name="P139">Podemos ver também o termo “entreterimento” Que indicam ( ao meu ver o modo de pensar da mídia tradicional) – suspeito que a mídia tradicional vejam a LAB como gasto para o entreterimento.</text:p>
      <text:p text:style-name="P140">Além disso, podemos ver também a comparação entre a LAB e a Lei “rouanet”<text:s/></text:p>
      <text:p text:style-name="P141"><text:span text:style-name="T142">[Slide 28]</text:span></text:p>
      <text:p text:style-name="P143"/>
      <text:p text:style-name="P144">OpLexicon  é composto por uma lista 30 mil palavras classificadas com a sua categoria morfológica e anotadas com a polaridade positiva, negativa ou neutra. (classificação por linguistas)</text:p>
      <text:p text:style-name="P145"/>
      <text:p text:style-name="P146"><text:span text:style-name="T147">[Slide 29]</text:span></text:p>
      <text:p text:style-name="P148"/>
      <text:p text:style-name="P149">Aqui podemos ver o sentimento negativo dos blogs e mídias alternativas em relação ao Bolsonaro e ao Mario Frias e sentimento neutro em relação ao PT.</text:p>
      <text:p text:style-name="P150"/>
      <text:p text:style-name="P151"><text:span text:style-name="T152">[Slide 30]</text:span></text:p>
      <text:p text:style-name="P153">Quando realizamos o mesmo procedimento em relação à mídia tradicional, vemos que são empregados termos negativos em relação ao PT<text:s/></text:p>
      <text:p text:style-name="P154"/>
      <text:p text:style-name="P155"><text:span text:style-name="T156">[Slide 32]</text:span></text:p>
      <text:p text:style-name="P157">A modelagem sugere a construção de nove tópicos.<text:s/></text:p>
      <text:p text:style-name="P158"/>
      <text:p text:style-name="P159">Se fosse um livro, deveria ter um capitulo sobre o veto do Bolsonaro, um capítulo sobre a pandemia, um<text:s/><text:soft-page-break/>capitulo sobre artes e vários capítulos sobre a lei Paulo Gustavo ( o que indica uma mobilização para a aprovação da Lei<text:s/>Paulo Gustavo.</text:p>
      <text:p text:style-name="P160"/>
      <text:p text:style-name="P161"><text:span text:style-name="T162">[Slide 34]</text:span></text:p>
      <text:p text:style-name="P163"/>
      <text:p text:style-name="P164">1. Apesar de ser uma lei de emergência na pandemia, alguns setores da mídia insistem na comparação com a Lei rouanet</text:p>
      <text:p text:style-name="P165"/>
      <text:p text:style-name="P166">2. Encontramos evidências de<text:s/>um protagonismo do veto do Bolsonaro a LAB nos grandes veículos de<text:s/>mídia<text:s/></text:p>
      <text:p text:style-name="P167"/>
      <text:p text:style-name="P168">3. Encontramos evidências de um protagonismo da Lei Paulo Gustavo em<text:s/>todas as outras mídias</text:p>
      <text:p text:style-name="P169"/>
      <text:p text:style-name="P170"/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ítulo3Char1" style:display-name="Título 3 Char1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columns fo:column-count="2">
          <style:column style:rel-width="5233*" fo:start-indent="0in" fo:end-indent="0.2458in"/>
          <style:column style:rel-width="5233*" fo:start-indent="0.2458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ven Ross</meta:initial-creator>
    <dc:creator>Steven Ross</dc:creator>
    <meta:creation-date>2022-08-08T13:00:00Z</meta:creation-date>
    <dc:date>2022-12-05T14:48:00Z</dc:date>
    <meta:print-date>2022-08-08T14:28:00Z</meta:print-date>
    <meta:template xlink:href="Normal" xlink:type="simple"/>
    <meta:editing-cycles>5</meta:editing-cycles>
    <meta:editing-duration>PT11940S</meta:editing-duration>
    <meta:user-defined meta:name="AppVersion">12.0000</meta:user-defined>
    <meta:user-defined meta:name="Company">Microsoft</meta:user-defined>
    <meta:document-statistic meta:page-count="3" meta:paragraph-count="10" meta:word-count="813" meta:character-count="5196" meta:row-count="36" meta:non-whitespace-character-count="4393"/>
  </office:meta>
</office:document-meta>
</file>